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00000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T4" style:parent-style-name="Hyperlink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T6" style:parent-style-name="Hyperlink" style:family="text"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12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13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15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16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17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18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19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20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21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22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23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24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style:font-weight-complex="bold" fo:color="#70AD47" fo:font-size="12pt" style:font-size-asian="12pt" style:font-size-complex="12pt"/>
    </style:style>
    <style:style style:name="P27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28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29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30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31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32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</office:automatic-styles>
  <office:body>
    <office:text text:use-soft-page-breaks="true">
      <text:p text:style-name="P1">Exercise: Create users by importing CSV<text:s/>file:</text:p>
      <text:p text:style-name="P2">You are ask to import users from CSV file using PowerShell.</text:p>
      <text:p text:style-name="P3">Here is the link to CSV file:</text:p>
      <text:p text:style-name="Normal"><text:a xlink:href="https://nam.inna.is/api/Attachment/DownloadFile/366641/582547" office:target-frame-name="_top" xlink:show="replace"><text:span text:style-name="T4">https://nam.inna.is/api/Attachment/DownloadFile/366641/582547</text:span></text:a></text:p>
      <text:p text:style-name="P5">Here is the link to the script:</text:p>
      <text:p text:style-name="Normal"><text:a xlink:href="https://nam.inna.is/api/Attachment/DownloadFile/366637/582547" office:target-frame-name="_top" xlink:show="replace"><text:span text:style-name="T6">https://nam.inna.is/api/Attachment/DownloadFile/366637/582547</text:span></text:a></text:p>
      <text:p text:style-name="P7">Note: you need to edit the script in order to import users.</text:p>
      <text:p text:style-name="P8">We can create OUs from the department variable:</text:p>
      <text:p text:style-name="P9">$dnsroot = '@'+ (Get-ADDomain).dnsroot</text:p>
      <text:p text:style-name="P10">$upn = $fname.substring(0,2) + $lname.substring(0,1) + $dnsroot</text:p>
      <text:p text:style-name="P11">$department = $user.Deild</text:p>
      <text:p text:style-name="P12">$ou = $("ou=" + $department + ",ou=Reykjavik,dc=abdel,dc=local")</text:p>
      <text:p text:style-name="P13"/>
      <text:p text:style-name="P14">We can use if statement to check if the OU exists, if not create new one<text:s/>using the $department variable inside the loop.</text:p>
      <text:p text:style-name="P15">if(-not(Get-ADOrganizationalUnit -Filter {name -like $department})){</text:p>
      <text:p text:style-name="P16"><text:s text:c="5"/>#Create new OU that do not exist<text:s/></text:p>
      <text:p text:style-name="P17"><text:s text:c="5"/>New-ADOrganizationalUnit -name $department -Path "ou=Reykjavik,dc=abdel,dc=local"</text:p>
      <text:p text:style-name="P18"/>
      <text:p text:style-name="P19"><text:s text:c="5"/><text:s/>#Create new group<text:s/></text:p>
      <text:p text:style-name="P20"><text:s text:c="5"/>New-adgroup -name $department -path<text:s/></text:p>
      <text:p text:style-name="P21"><text:s text:c="5"/>$("ou" + $department + ",ou=Reykjavik,dc=abdel,dc=local") -GroupScope Global</text:p>
      <text:p text:style-name="P22"/>
      <text:p text:style-name="P23"><text:s text:c="6"/>#Put all the groups in Allir</text:p>
      <text:p text:style-name="P24"><text:s text:c="5"/>Add-ADGroupMember -Identity Allir -Members $user.Department</text:p>
      <text:p text:style-name="P25"><text:s text:c="6"/>#Create new AD<text:s/>user for each user in CSV file</text:p>
      <text:p text:style-name="Normal"><text:span text:style-name="T26"><text:s/>New-ADUser -Name "$fname $lname" -GivenName $fname -Surname $lname -UserPrincipalName $upn -Path $ou -AccountPassword $securePassword -ChangePasswordAtLogon $true -OfficePhone $ophone -Description $desc -Enabled $true</text:span></text:p>
      <text:p text:style-name="P27"><text:s/>echo "Account Created for" $fname $lname in $dept</text:p>
      <text:p text:style-name="P28"/>
      <text:p text:style-name="P29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elaziz Ghazal</meta:initial-creator>
    <dc:creator>Abdelaziz Ghazal</dc:creator>
    <meta:creation-date>2021-09-22T13:22:00Z</meta:creation-date>
    <dc:date>2021-09-22T13:23:00Z</dc:date>
    <meta:template xlink:href="Normal" xlink:type="simple"/>
    <meta:editing-cycles>2</meta:editing-cycles>
    <meta:editing-duration>PT120S</meta:editing-duration>
    <meta:document-statistic meta:page-count="2" meta:paragraph-count="3" meta:word-count="245" meta:character-count="1642" meta:row-count="11" meta:non-whitespace-character-count="1400"/>
  </office:meta>
</office:document-meta>
</file>